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3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3.6cm" svg:height="0.9cm" svg:x="7.2cm" svg:y="6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092cm" svg:height="0.962cm" svg:x="2.1cm" svg:y="3.6cm">
          <draw:text-box>
            <text:p>Encolar </text:p>
          </draw:text-box>
        </draw:frame>
        <draw:custom-shape draw:style-name="gr1" draw:text-style-name="P1" xml:id="id1" draw:id="id1" draw:layer="layout" svg:width="3.6cm" svg:height="0.9cm" svg:x="2.4cm" svg:y="4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cm" svg:y1="4.95cm" svg:x2="9cm" svg:y2="6.2cm" draw:start-shape="id1" draw:start-glue-point="1" draw:end-shape="id2" draw:end-glue-point="0" svg:d="M6000 4950c2000 0 3000 416 3000 1250" svg:viewBox="0 0 3001 1251">
          <text:p/>
        </draw:connector>
        <draw:frame draw:style-name="gr4" draw:layer="layout" svg:width="4.828cm" svg:height="0.962cm" svg:x="14.172cm" svg:y="9.6cm">
          <draw:text-box>
            <text:p>Desencolar</text:p>
          </draw:text-box>
        </draw:frame>
        <draw:custom-shape draw:style-name="gr1" draw:text-style-name="P1" xml:id="id4" draw:id="id4" draw:layer="layout" svg:width="3.6cm" svg:height="0.9cm" svg:x="14.3cm" svg:y="10.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cm" svg:y1="11.1cm" svg:x2="14.3cm" svg:y2="11.25cm" draw:start-shape="id3" draw:start-glue-point="2" draw:end-shape="id4" draw:end-glue-point="3" svg:d="M9000 11100c0 751 1775 626 2444 476s231-326 2856-326" svg:viewBox="0 0 5301 591">
          <text:p/>
        </draw:connector>
        <draw:custom-shape draw:style-name="gr1" draw:text-style-name="P1" draw:layer="layout" svg:width="3.6cm" svg:height="0.9cm" svg:x="7.2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9cm" svg:x="7.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9cm" svg:x="7.2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cm" svg:height="0.9cm" svg:x="7.2cm" svg:y="1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bardo Pantoja</meta:initial-creator>
    <meta:creation-date>2015-09-10T09:55:57.630121043</meta:creation-date>
    <dc:date>2015-11-08T17:53:25.078665624</dc:date>
    <dc:creator>Libardo Pantoja</dc:creator>
    <meta:editing-duration>PT4M19S</meta:editing-duration>
    <meta:editing-cycles>2</meta:editing-cycles>
    <meta:generator>LibreOffice/4.3.3.2$Linux_X86_64 LibreOffice_project/430m0$Build-2</meta:generator>
    <meta:document-statistic meta:object-count="11"/>
  </office:meta>
</office:document-meta>
</file>